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d13d9"/>
    </style:style>
    <style:style style:name="T2" style:family="text">
      <style:text-properties officeooo:rsid="001eb2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a xlink:type="simple" xlink:href="https://leetcode.com/problems/step-by-step-directions-from-a-binary-tree-node-to-another/" text:style-name="Internet_20_link" text:visited-style-name="Visited_20_Internet_20_Link">2096. Step-By-Step Directions From a Binary Tree Node to Another</text:a></text:h>
      <text:p text:style-name="Standard">/*</text:p>
      <text:p text:style-name="Standard"><text:s text:c="4"/>LCA,Recusrion,backtrackin<text:span text:style-name="T1">g</text:span>,DFS</text:p>
      <text:p text:style-name="Standard"><text:s text:c="4"/>Time complexity: O(n)</text:p>
      <text:p text:style-name="Standard"><text:s text:c="4"/>Extra space complexity: <text:span text:style-name="T2">O(n</text:span>)</text:p>
      <text:p text:style-name="Standard">*/</text:p>
      <text:p text:style-name="Standard">class Solution {</text:p>
      <text:p text:style-name="Standard"><text:s text:c="4"/>public:</text:p>
      <text:p text:style-name="Standard"><text:s text:c="8"/>TreeNode* lowest_common_ancestor(TreeNode* root, int p, int q){</text:p>
      <text:p text:style-name="Standard"><text:s text:c="12"/>if (!root) return nullptr;</text:p>
      <text:p text:style-name="Standard"/>
      <text:p text:style-name="Standard"><text:s text:c="12"/>TreeNode* left = lowest_common_ancestor(root-&gt;left,p,q);</text:p>
      <text:p text:style-name="Standard"><text:s text:c="12"/>TreeNode* right = lowest_common_ancestor(root-&gt;right,p,q);</text:p>
      <text:p text:style-name="Standard"/>
      <text:p text:style-name="Standard"><text:s text:c="12"/>if ( left &amp;&amp; right || root-&gt;val == p || root-&gt;val == q) return root;</text:p>
      <text:p text:style-name="Standard"><text:s text:c="16"/></text:p>
      <text:p text:style-name="Standard"><text:s text:c="12"/>return left != nullptr?left:right;</text:p>
      <text:p text:style-name="Standard"><text:s text:c="8"/>}</text:p>
      <text:p text:style-name="Standard"/>
      <text:p text:style-name="Standard"><text:s text:c="8"/>void find_path(TreeNode* p,int val,std::string&amp; path_tmp,std::string&amp; path){</text:p>
      <text:p text:style-name="Standard"><text:s text:c="12"/>if(!p) return;</text:p>
      <text:p text:style-name="Standard"/>
      <text:p text:style-name="Standard"><text:s text:c="12"/>if(p-&gt;val==val) path=path_tmp;</text:p>
      <text:p text:style-name="Standard"/>
      <text:p text:style-name="Standard"><text:s text:c="12"/>path_tmp.push_back('L');</text:p>
      <text:p text:style-name="Standard"><text:s text:c="12"/>find_path(p-&gt;left,val,path_tmp,path);</text:p>
      <text:p text:style-name="Standard"><text:s text:c="12"/>path_tmp.pop_back();</text:p>
      <text:p text:style-name="Standard"/>
      <text:p text:style-name="Standard"><text:s text:c="12"/>path_tmp.push_back('R');</text:p>
      <text:p text:style-name="Standard"><text:s text:c="12"/>find_path(p-&gt;right,val,path_tmp,path);</text:p>
      <text:p text:style-name="Standard"><text:s text:c="12"/>path_tmp.pop_back();</text:p>
      <text:p text:style-name="Standard"><text:s text:c="8"/>}</text:p>
      <text:p text:style-name="Standard"/>
      <text:p text:style-name="Standard"><text:s text:c="8"/>string getDirections(TreeNode* root, int startValue, int destValue){</text:p>
      <text:p text:style-name="Standard"><text:s text:c="12"/>TreeNode* lca=lowest_common_ancestor(root,startValue,destValue);</text:p>
      <text:p text:style-name="Standard"><text:s text:c="12"/></text:p>
      <text:p text:style-name="Standard"><text:s text:c="12"/>std::string tmp,path_start_lca;</text:p>
      <text:p text:style-name="Standard"><text:s text:c="12"/>find_path(lca,startValue,tmp,path_start_lca);</text:p>
      <text:p text:style-name="Standard"/>
      <text:p text:style-name="Standard"><text:s text:c="12"/>for(int i=0;i&lt;path_start_lca.size();++i) path_start_lca[i]='U';</text:p>
      <text:p text:style-name="Standard"/>
      <text:p text:style-name="Standard"><text:s text:c="12"/>tmp="";</text:p>
      <text:p text:style-name="Standard"><text:s text:c="12"/>std::string path_lca_dest;</text:p>
      <text:p text:style-name="Standard"><text:s text:c="12"/>find_path(lca,destValue,tmp,path_lca_dest);</text:p>
      <text:p text:style-name="Standard"><text:s text:c="12"/></text:p>
      <text:p text:style-name="Standard"><text:s text:c="12"/>return path_start_lca+path_lca_dest;</text:p>
      <text:p text:style-name="Standard"><text:s text:c="8"/>}</text:p>
      <text:p text:style-name="Standard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2:05:07.906304797</meta:creation-date>
    <dc:date>2024-07-16T12:33:29.717075974</dc:date>
    <meta:editing-duration>PT2M2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9" meta:word-count="103" meta:character-count="1502" meta:non-whitespace-character-count="1079"/>
  </office:meta>
</office:document-meta>
</file>